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line-height="100%"/>
      <style:text-properties fo:font-size="16pt" style:font-size-asian="16pt" style:font-size-complex="16pt"/>
    </style:style>
    <style:style style:name="P3" style:family="paragraph" style:parent-style-name="Standard">
      <style:paragraph-properties fo:text-align="justify" style:justify-single-word="false"/>
      <style:text-properties fo:font-size="16pt" style:font-size-asian="16pt" style:font-size-complex="16pt"/>
    </style:style>
    <style:style style:name="P4" style:family="paragraph" style:parent-style-name="Standard">
      <style:text-properties fo:font-size="16pt" fo:font-weight="bold" style:font-size-asian="16pt" style:font-weight-asian="bold" style:font-size-complex="16pt"/>
    </style:style>
    <style:style style:name="P5" style:family="paragraph" style:parent-style-name="Standard">
      <style:text-properties fo:font-size="20pt" style:font-size-asian="20pt" style:font-size-complex="20pt"/>
    </style:style>
    <style:style style:name="P6" style:family="paragraph" style:parent-style-name="Standard">
      <style:text-properties fo:font-size="21pt" style:font-size-asian="21pt" style:font-size-complex="21pt"/>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23pt" style:font-size-asian="23pt" style:font-size-complex="23pt"/>
    </style:style>
    <style:style style:name="P9" style:family="paragraph" style:parent-style-name="Standard">
      <style:text-properties fo:font-size="22pt" style:font-size-asian="22pt" style:font-size-complex="22pt"/>
    </style:style>
    <style:style style:name="P10" style:family="paragraph" style:parent-style-name="Standard">
      <style:paragraph-properties fo:line-height="100%"/>
    </style:style>
    <style:style style:name="P11" style:family="paragraph" style:parent-style-name="Standard">
      <style:paragraph-properties fo:margin-left="0.5in" fo:margin-right="0in" fo:text-indent="0in" style:auto-text-indent="false"/>
      <style:text-properties fo:font-size="16pt" style:font-size-asian="16pt" style:font-size-complex="16pt"/>
    </style:style>
    <style:style style:name="P12" style:family="paragraph" style:parent-style-name="Standard">
      <loext:graphic-properties draw:fill="solid" draw:fill-color="#ffffff"/>
      <style:paragraph-properties fo:margin-top="0in" fo:margin-bottom="0.1665in" loext:contextual-spacing="false" fo:line-height="100%" fo:background-color="#ffffff"/>
    </style:style>
    <style:style style:name="P13" style:family="paragraph" style:parent-style-name="Standard">
      <loext:graphic-properties draw:fill="solid" draw:fill-color="#ffffff"/>
      <style:paragraph-properties fo:margin-left="0.8335in" fo:margin-right="0in" fo:text-indent="0in" style:auto-text-indent="false" fo:background-color="#ffffff"/>
    </style:style>
    <style:style style:name="P14" style:family="paragraph" style:parent-style-name="Standard">
      <loext:graphic-properties draw:fill="solid" draw:fill-color="#ffffff"/>
      <style:paragraph-properties fo:margin-left="0.8335in" fo:margin-right="0in" fo:text-indent="0in" style:auto-text-indent="false" fo:background-color="#ffffff"/>
      <style:text-properties fo:color="#3b454e" fo:font-size="17pt" fo:font-weight="bold" style:font-size-asian="17pt" style:font-weight-asian="bold" style:font-size-complex="17pt"/>
    </style:style>
    <style:style style:name="P15" style:family="paragraph" style:parent-style-name="Standard" style:master-page-name="Standard">
      <style:paragraph-properties style:page-number="1"/>
    </style:style>
    <style:style style:name="P16" style:family="paragraph" style:parent-style-name="Heading_20_6">
      <style:paragraph-properties fo:margin-left="1.1807in" fo:margin-right="0in" fo:text-indent="0in" style:auto-text-indent="false"/>
    </style:style>
    <style:style style:name="P17" style:family="paragraph" style:parent-style-name="Heading_20_2">
      <loext:graphic-properties draw:fill="solid" draw:fill-color="#ffffff"/>
      <style:paragraph-properties fo:margin-left="0.8335in" fo:margin-right="0in" fo:margin-top="0in" fo:margin-bottom="0in" loext:contextual-spacing="false" fo:line-height="100%" fo:keep-together="auto" fo:text-indent="0in" style:auto-text-indent="false" fo:background-color="#ffffff" fo:padding="0in" fo:border="none" fo:keep-with-next="auto"/>
    </style:style>
    <style:style style:name="P18" style:family="paragraph">
      <loext:graphic-properties draw:fill="solid" draw:fill-color="#a0a0a0"/>
      <style:paragraph-properties fo:text-align="center"/>
    </style:style>
    <style:style style:name="T1" style:family="text">
      <style:text-properties fo:font-size="21pt" style:font-size-asian="21pt" style:font-size-complex="21pt"/>
    </style:style>
    <style:style style:name="T2" style:family="text">
      <style:text-properties fo:font-size="21pt" fo:font-style="italic" style:font-size-asian="21pt" style:font-style-asian="italic" style:font-size-complex="21pt"/>
    </style:style>
    <style:style style:name="T3" style:family="text">
      <style:text-properties fo:color="#ffff00" fo:font-size="21pt" style:font-size-asian="21pt" style:font-size-complex="21pt"/>
    </style:style>
    <style:style style:name="T4" style:family="text">
      <style:text-properties fo:color="#990000" fo:font-size="21pt" style:font-size-asian="21pt" style:font-size-complex="21pt"/>
    </style:style>
    <style:style style:name="T5" style:family="text">
      <style:text-properties fo:color="#38761d" fo:font-size="21pt" style:font-size-asian="21pt" style:font-size-complex="21pt"/>
    </style:style>
    <style:style style:name="T6" style:family="text">
      <style:text-properties fo:color="#1155cc" fo:font-size="21pt" style:font-size-asian="21pt" style:font-size-complex="21pt"/>
    </style:style>
    <style:style style:name="T7" style:family="text">
      <style:text-properties fo:color="#1155cc" fo:font-size="16pt" style:text-underline-style="solid" style:text-underline-width="auto" style:text-underline-color="font-color" style:font-size-asian="16pt" style:font-size-complex="16pt"/>
    </style:style>
    <style:style style:name="T8" style:family="text">
      <style:text-properties fo:color="#741b47" fo:font-size="21pt" style:font-size-asian="21pt" style:font-size-complex="21pt"/>
    </style:style>
    <style:style style:name="T9" style:family="text">
      <style:text-properties fo:font-size="16pt" fo:font-weight="bold" style:font-size-asian="16pt" style:font-weight-asian="bold" style:font-size-complex="16pt"/>
    </style:style>
    <style:style style:name="T10" style:family="text">
      <style:text-properties fo:font-size="16pt" style:font-size-asian="16pt" style:font-size-complex="16pt"/>
    </style:style>
    <style:style style:name="T11" style:family="text">
      <style:text-properties fo:font-size="16pt" style:text-underline-style="solid" style:text-underline-width="auto" style:text-underline-color="font-color" style:font-size-asian="16pt" style:font-size-complex="16pt"/>
    </style:style>
    <style:style style:name="T12" style:family="text">
      <style:text-properties fo:font-size="15pt" style:font-size-asian="15pt" style:font-size-complex="15pt"/>
    </style:style>
    <style:style style:name="T13" style:family="text">
      <style:text-properties fo:color="#0f1419" fo:font-size="16.5pt" style:font-size-asian="16.5pt" style:font-size-complex="16.5pt"/>
    </style:style>
    <style:style style:name="T14" style:family="text">
      <style:text-properties fo:font-size="20pt" style:font-size-asian="20pt" style:font-size-complex="20pt"/>
    </style:style>
    <style:style style:name="T15" style:family="text">
      <style:text-properties fo:font-size="22pt" style:font-size-asian="22pt" style:font-size-complex="22pt"/>
    </style:style>
    <style:style style:name="T16" style:family="text">
      <style:text-properties fo:font-size="22pt" fo:font-style="italic" style:font-size-asian="22pt" style:font-style-asian="italic" style:font-size-complex="22pt"/>
    </style:style>
    <style:style style:name="T17" style:family="text">
      <style:text-properties fo:font-size="23pt" style:font-size-asian="23pt" style:font-size-complex="23pt"/>
    </style:style>
    <style:style style:name="T18" style:family="text">
      <style:text-properties fo:font-size="14pt" style:font-size-asian="14pt" style:font-size-complex="14pt"/>
    </style:style>
    <style:style style:name="T19" style:family="text">
      <style:text-properties fo:font-size="14pt" fo:font-style="italic" style:font-size-asian="14pt" style:font-style-asian="italic" style:font-size-complex="14pt"/>
    </style:style>
    <style:style style:name="T20" style:family="text">
      <style:text-properties fo:color="#9900ff" fo:font-size="22pt" fo:font-style="italic" style:font-size-asian="22pt" style:font-style-asian="italic" style:font-size-complex="22pt"/>
    </style:style>
    <style:style style:name="T21" style:family="text">
      <style:text-properties fo:color="#cc0000" fo:font-size="22pt" fo:font-style="italic" style:font-size-asian="22pt" style:font-style-asian="italic" style:font-size-complex="22pt"/>
    </style:style>
    <style:style style:name="T22" style:family="text">
      <style:text-properties fo:color="#3b454e" fo:font-size="41pt" fo:font-weight="bold" style:font-size-asian="41pt" style:font-weight-asian="bold" style:font-size-complex="41pt"/>
    </style:style>
    <style:style style:name="T23" style:family="text">
      <style:text-properties fo:color="#3b454e" fo:font-size="23pt" fo:font-weight="bold" style:font-size-asian="23pt" style:font-weight-asian="bold" style:font-size-complex="23pt"/>
    </style:style>
    <style:style style:name="T24" style:family="text">
      <style:text-properties fo:color="#3b454e" fo:font-size="17pt" style:font-size-asian="17pt" style:font-size-complex="17pt"/>
    </style:style>
    <style:style style:name="T25" style:family="text">
      <style:text-properties fo:color="#3b454e" fo:font-size="17pt" fo:font-weight="bold" style:font-size-asian="17pt" style:font-weight-asian="bold" style:font-size-complex="17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Try invoking u</text:span><text:span text:style-name="T3">ni</text:span><text:span text:style-name="T1">que a</text:span><text:span text:style-name="T4">r</text:span><text:span text:style-name="T5">t</text:span><text:span text:style-name="T1">i</text:span><text:span text:style-name="T6">s</text:span><text:span text:style-name="T1">t</text:span><text:span text:style-name="T8">s</text:span><text:span text:style-name="T1"> to get a uni</text:span><text:span text:style-name="T3">q</text:span><text:span text:style-name="T1">ue style </text:span></text:p>
      <text:p text:style-name="P1"/>
      <text:p text:style-name="Standard"><text:span text:style-name="T9">Examples:</text:span><text:span text:style-name="T10"> “Temple by James Gurney” “Father by MC Escher” </text:span></text:p>
      <text:p text:style-name="P4"/>
      <text:p text:style-name="Standard"><text:span text:style-name="T9">Try: </text:span><text:span text:style-name="T10">Hiroshi Yoshida, Max Ernst, Paul Signac, Salvador Dali, James Gurney, , , Thomas Kinkade, Ivan Aivazovsky, Italo Calvino, Norman Rockwell, Albert Bierstadt, Giorgio de Chirico, Rene Magritte, Ross Tran, Marc Simonetti, John Harris, Hilma af Klint, George Inness, Pablo Picasso, William Blake, Wassily i Kandinsky, Peter Mohrbacher, Greg Rutkowski, Paul Signac, Steven Belledin, Studio Ghibli, John Singer Sargent, Alfons Mucha, Gustav Klimt, John William Waterhouse, Zdzisław Beksiński, Edmund Dulac, Arthur Rackham, Ivan Bilibin, Gerald Brom</text:span></text:p>
      <text:p text:style-name="P1"/>
      <text:p text:style-name="Standard"><text:span text:style-name="T9">Combine names for new styles:</text:span><text:span text:style-name="T10"> “A temple by Greg Rutkowski </text:span><text:span text:style-name="T11">and</text:span><text:span text:style-name="T10"> Ross Tran”</text:span></text:p>
      <text:p text:style-name="Standard"><text:span text:style-name="T10">“a detailed painting by </text:span><text:span text:style-name="T12">simon stålenhag” </text:span><text:span text:style-name="T10">“techno shaman that is lost and alone”</text:span><draw:rect text:anchor-type="as-char" style:rel-width="100%" draw:z-index="0" draw:style-name="gr1" draw:text-style-name="P18" svg:width="0.0012in" svg:height="0.0213in"><text:p/></draw:rect></text:p>
      <text:p text:style-name="P1"/>
      <text:p text:style-name="Heading_20_2"><text:bookmark text:name="_m4051b23vpaf"/><text:span text:style-name="T1">Try invoking a particular </text:span><text:span text:style-name="T2">medium</text:span></text:p>
      <text:p text:style-name="P4"/>
      <text:p text:style-name="Standard"><text:span text:style-name="T10">If the style is unspecified, it will lean towards photorealism</text:span></text:p>
      <text:p text:style-name="P11"/>
      <text:p text:style-name="Standard"><text:span text:style-name="T9">Examples: </text:span><text:span text:style-name="T10">“a watercolor painting of a landscape” “a child's drawing of a home”</text:span></text:p>
      <text:p text:style-name="P4"/>
      <text:p text:style-name="Standard"><text:span text:style-name="T9">Try:</text:span><text:span text:style-name="T10"> painting, drawing, sketch, pencil drawing, w, woodblock print, matte painting, child's drawing, charcoal drawing, an ink drawing, graffiti, watercolor painting, fresco, stone tablet, cave painting, sculpture, work on </text:span></text:p>
      <text:p text:style-name="Standard"><text:span text:style-name="T10">+paper, </text:span><text:span text:style-name="T13">needlepoint</text:span></text:p>
      <text:p text:style-name="P1"/>
      <text:p text:style-name="Standard"><draw:rect text:anchor-type="as-char" style:rel-width="100%" draw:z-index="1" draw:style-name="gr1" draw:text-style-name="P18" svg:width="0.0012in" svg:height="0.0213in"><text:p/></draw:rect></text:p>
      <text:p text:style-name="P5"/>
      <text:p text:style-name="Heading_20_2"><text:bookmark text:name="_gpo1nkavk7jd"/><text:soft-page-break/><text:span text:style-name="T1">Speak in positives. Avoid negatives </text:span></text:p>
      <text:p text:style-name="P4"/>
      <text:p text:style-name="Standard"><text:span text:style-name="T10">Language models often ignore negative words (“not” “but” “except” “without”).</text:span></text:p>
      <text:p text:style-name="P1"/>
      <text:p text:style-name="Standard"><text:span text:style-name="T9">Avoid: </text:span><text:span text:style-name="T10">“a hat that’s not red” “<text:tab/><text:tab/><text:tab/></text:span><text:span text:style-name="T9">Try:</text:span><text:span text:style-name="T10"> “a blue hat”</text:span></text:p>
      <text:p text:style-name="Standard"><text:span text:style-name="T9">Avoid:</text:span><text:span text:style-name="T10"> “a person but half robot” </text:span><text:span text:style-name="T9"><text:tab/><text:tab/>Try: </text:span><text:span text:style-name="T10">“half person half robot”</text:span></text:p>
      <text:p text:style-name="P1"/>
      <text:p text:style-name="Standard"><draw:rect text:anchor-type="as-char" style:rel-width="100%" draw:z-index="2" draw:style-name="gr1" draw:text-style-name="P18" svg:width="0.0012in" svg:height="0.0213in"><text:p/></draw:rect></text:p>
      <text:p text:style-name="Standard"><text:span text:style-name="T10"><text:s text:c="2"/></text:span></text:p>
      <text:p text:style-name="Heading_20_2"><text:bookmark text:name="_wuwcr6mld08s"/><text:span text:style-name="T1">Specify what you want clearly</text:span></text:p>
      <text:p text:style-name="P5"/>
      <text:p text:style-name="Standard"><text:span text:style-name="T9">Avoid: </text:span><text:span text:style-name="T10">“monkeys doing business”<text:tab/><text:tab/></text:span><text:span text:style-name="T9">Try:</text:span><text:span text:style-name="T10"> “three monkeys in business suits”</text:span></text:p>
      <text:p text:style-name="P1"/>
      <text:p text:style-name="P1"/>
      <text:p text:style-name="Standard"><draw:rect text:anchor-type="as-char" style:rel-width="100%" draw:z-index="3" draw:style-name="gr1" draw:text-style-name="P18" svg:width="0.0012in" svg:height="0.0213in"><text:p/></draw:rect></text:p>
      <text:p text:style-name="P1"/>
      <text:p text:style-name="Heading_20_2"><text:bookmark text:name="_5rj7odljest1"/><text:span text:style-name="T1">If you want a specific composition, say so!</text:span></text:p>
      <text:p text:style-name="P6"/>
      <text:p text:style-name="Standard"><text:span text:style-name="T9">Examples:</text:span><text:span text:style-name="T10"> “a portrait of a queen” “an ultrawide shot of a queen” </text:span></text:p>
      <text:p text:style-name="Standard"><text:a xlink:type="simple" xlink:href="https://colab.research.google.com/github/alembics/disco-diffusion/blob/main/Disco_Diffusion.ipynb" text:style-name="ListLabel_20_1" text:visited-style-name="ListLabel_20_1"><text:span text:style-name="T7">Disco Diffusion v5.1 [w/ Turbo] - Collaboratory</text:span></text:a></text:p>
      <text:p text:style-name="Standard"><text:span text:style-name="T9">Try: </text:span><text:span text:style-name="T10">portrait, headshot, ultrawide shot, extreme closeup, macro shot, an expansive view of</text:span></text:p>
      <text:p text:style-name="P1"><text:soft-page-break/></text:p>
      <text:p text:style-name="Standard"><draw:rect text:anchor-type="as-char" style:rel-width="100%" draw:z-index="4" draw:style-name="gr1" draw:text-style-name="P18" svg:width="0.0012in" svg:height="0.0213in"><text:p/></draw:rect></text:p>
      <text:p text:style-name="P5"/>
      <text:p text:style-name="Heading_20_2"><text:bookmark text:name="_rzokt78zhyh"/><text:span text:style-name="T1">Too many small details may overwhelm the system:</text:span></text:p>
      <text:p text:style-name="P4"/>
      <text:p text:style-name="Standard"><text:span text:style-name="T9">Avoid: </text:span><text:span text:style-name="T10">“a monkey on roller skates juggling razor blades in a hurricane” </text:span></text:p>
      <text:p text:style-name="Standard"><text:span text:style-name="T9">Try: </text:span><text:span text:style-name="T10">“a monkey that’s a hurricane of chaos”</text:span></text:p>
      <text:p text:style-name="P1"/>
      <text:p text:style-name="Standard"><draw:rect text:anchor-type="as-char" style:rel-width="100%" draw:z-index="5" draw:style-name="gr1" draw:text-style-name="P18" svg:width="0.0012in" svg:height="0.0213in"><text:p/></draw:rect></text:p>
      <text:p text:style-name="P1"/>
      <text:p text:style-name="Heading_20_2"><text:bookmark text:name="_7bw5vjrdxub9"/><text:span text:style-name="T1">Try taking two well defined concepts and combining them in ways no one has seen before</text:span></text:p>
      <text:p text:style-name="P6"/>
      <text:p text:style-name="Standard"><text:span text:style-name="T9">Examples:</text:span><text:span text:style-name="T10"> “cyberpunk shinto priest” “psychedelic astronaut crew” “” “temple of stars” “queen of time” “necromancer capitalist”</text:span></text:p>
      <text:p text:style-name="P1"/>
      <text:p text:style-name="Standard"><draw:rect text:anchor-type="as-char" style:rel-width="100%" draw:z-index="6" draw:style-name="gr1" draw:text-style-name="P18" svg:width="0.0012in" svg:height="0.0213in"><text:p/></draw:rect></text:p>
      <text:p text:style-name="P5"/>
      <text:p text:style-name="Heading_20_2"><text:bookmark text:name="_qn2nejjtjlvu"/><text:span text:style-name="T1">Try to use singular nouns or specific numbers</text:span></text:p>
      <text:p text:style-name="P1"/>
      <text:p text:style-name="P1"/>
      <text:p text:style-name="Standard"><draw:rect text:anchor-type="as-char" style:rel-width="100%" draw:z-index="7" draw:style-name="gr1" draw:text-style-name="P18" svg:width="0.0012in" svg:height="0.0213in"><text:p/></draw:rect></text:p>
      <text:p text:style-name="Standard"><text:span text:style-name="T10">Vague plural words leave a lot to chance (did you mean 2 wizards or 12 wizards?)</text:span></text:p>
      <text:p text:style-name="P1"><text:soft-page-break/></text:p>
      <text:p text:style-name="Standard"><text:span text:style-name="T9">Avoid:</text:span><text:span text:style-name="T10"> “cyberpunk wizards”<text:tab/><text:tab/></text:span><text:span text:style-name="T9">Try: </text:span><text:span text:style-name="T10">“three cyberpunk wizards”</text:span></text:p>
      <text:p text:style-name="Standard"><text:span text:style-name="T9">Avoid: </text:span><text:span text:style-name="T10">“psychedelic astronauts”<text:tab/></text:span><text:span text:style-name="T9">Try:</text:span><text:span text:style-name="T10"> “psychedelic astronaut crew” (implies a crew shot)</text:span></text:p>
      <text:p text:style-name="Heading_20_2"><text:bookmark text:name="_o1pslucggp8y"/><text:span text:style-name="T1">Avoid concepts which involve significant extrapolation </text:span></text:p>
      <text:p text:style-name="P1"/>
      <text:p text:style-name="P1"/>
      <text:p text:style-name="Standard"><text:span text:style-name="T9">Try: </text:span><text:span text:style-name="T10">“a solarpunk city filled with holograms”</text:span></text:p>
      <text:p text:style-name="P5"/>
      <text:p text:style-name="Standard"><draw:rect text:anchor-type="as-char" style:rel-width="100%" draw:z-index="8" draw:style-name="gr1" draw:text-style-name="P18" svg:width="0.0012in" svg:height="0.0213in"><text:p/></draw:rect></text:p>
      <text:p text:style-name="P5"/>
      <text:p text:style-name="Heading_20_2"><text:bookmark text:name="_e8uz3qbvu05"/><text:span text:style-name="T1">Fun Ad Libs</text:span></text:p>
      <text:p text:style-name="P1"/>
      <text:p text:style-name="Standard"><text:span text:style-name="T10">The tree of <text:s/>__another dimension______ and __________ </text:span></text:p>
      <text:p text:style-name="P1"/>
      <text:p text:style-name="Standard"><text:span text:style-name="T10">The temple of __________ <text:s/>and __________ </text:span></text:p>
      <text:p text:style-name="P1"/>
      <text:p text:style-name="Standard"><text:span text:style-name="T10">The gateway to __________ <text:s/>and _________</text:span></text:p>
      <text:p text:style-name="P1"/>
      <text:p text:style-name="Standard"><text:span text:style-name="T10">The angel of _____ and _______</text:span></text:p>
      <text:p text:style-name="P1"/>
      <text:p text:style-name="Standard"><text:span text:style-name="T10">The emperor/empress of __________</text:span></text:p>
      <text:p text:style-name="P1"><text:soft-page-break/></text:p>
      <text:p text:style-name="Standard"><text:span text:style-name="T10">__________ in the style of a 70s science fiction novel cover</text:span></text:p>
      <text:p text:style-name="P1"/>
      <text:p text:style-name="Standard"><text:span text:style-name="T10">__________ in the style of a metal album cover</text:span></text:p>
      <text:p text:style-name="P1"/>
      <text:p text:style-name="Standard"><text:span text:style-name="T10">__________ in the style of cyberpunk noir art deco</text:span></text:p>
      <text:p text:style-name="P1"/>
      <text:p text:style-name="Standard"><text:span text:style-name="T10">__________ in the style of glitch art</text:span></text:p>
      <text:p text:style-name="P1"/>
      <text:p text:style-name="Standard"><text:span text:style-name="T10">biblical fantasy illustration of ______</text:span></text:p>
      <text:p text:style-name="Standard"><text:span text:style-name="T10">c</text:span></text:p>
      <text:p text:style-name="P1"/>
      <text:p text:style-name="Standard"><text:span text:style-name="T10">A [size] [type] [creature] made from sticks plastic bits and leaves and colorful threads, concept art</text:span></text:p>
      <text:p text:style-name="P1"/>
      <text:p text:style-name="Standard"><draw:rect text:anchor-type="as-char" style:rel-width="100%" draw:z-index="9" draw:style-name="gr1" draw:text-style-name="P18" svg:width="0.0012in" svg:height="0.0213in"><text:p/></draw:rect></text:p>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1"/>
      <text:p text:style-name="P2"/>
      <text:p text:style-name="P2"/>
      <text:p text:style-name="P2"/>
      <text:p text:style-name="P2"/>
      <text:p text:style-name="P2"/>
      <text:p text:style-name="P2"/>
      <text:p text:style-name="P2"/>
      <text:p text:style-name="P2"/>
      <text:p text:style-name="Standard"><text:span text:style-name="T9">Avoid:</text:span><text:span text:style-name="T10"> “Clothes humans will wear 12,000 years into the </text:span><text:span text:style-name="T15">….</text:span><text:span text:style-name="T10">future”</text:span></text:p>
      <text:p text:style-name="Standard"><text:span text:style-name="T9">Try:“ </text:span><text:span text:style-name="T10">wildly futuristic clothing with glowing and colorful decoration”</text:span><text:span text:style-name="T9">Avoid: </text:span><text:span text:style-name="T10">“an optimistic vision of an augmented reality future” </text:span></text:p>
      <text:p text:style-name="Standard"><text:span text:style-name="T17">A Writing Guide to Prompts for Text-to-image AI </text:span></text:p>
      <text:p text:style-name="Standard"><text:span text:style-name="T10">Please leave comments / ideas / suggestions / questions &lt;3 <text:line-break/></text:span></text:p>
      <text:p text:style-name="Standard"><draw:rect text:anchor-type="as-char" style:rel-width="100%" draw:z-index="10" draw:style-name="gr1" draw:text-style-name="P18" svg:width="0.0012in" svg:height="0.0213in"><text:p/></draw:rect></text:p>
      <text:p text:style-name="Standard"><text:span text:style-name="T10">James </text:span></text:p>
      <text:p text:style-name="Standard"><text:span text:style-name="T17">Anything left unsaid may surprise you</text:span></text:p>
      <text:p text:style-name="P3"><text:soft-page-break/></text:p>
      <text:p text:style-name="Standard"><text:span text:style-name="T10">You can be as specific or as vague as you want, but anything you leave out will be randomized. Being vague is a great way to get variety.</text:span></text:p>
      <text:p text:style-name="P1"/>
      <text:p text:style-name="Standard"><text:span text:style-name="T10">Try to be clear about any context or details that are important to you.</text:span></text:p>
      <text:p text:style-name="P1"/>
      <text:p text:style-name="Standard"><draw:rect text:anchor-type="as-char" style:rel-width="100%" draw:z-index="11" draw:style-name="gr1" draw:text-style-name="P18" svg:width="0.0012in" svg:height="0.0213in"><text:p/></draw:rect></text:p>
      <text:p text:style-name="P1"/>
      <text:p text:style-name="P6"/>
      <text:p text:style-name="P6"/>
      <text:p text:style-name="P6"/>
      <text:p text:style-name="P6"/>
      <text:p text:style-name="P6"/>
      <text:p text:style-name="P6"/>
      <text:p text:style-name="P6"/>
      <text:p text:style-name="P6"/>
      <text:p text:style-name="P6"/>
      <text:p text:style-name="Standard"><text:span text:style-name="T1">Try visualize well-defined objects </text:span><text:span text:style-name="T18">(</text:span><text:span text:style-name="T19">something with a lot of photos on the internet)</text:span></text:p>
      <text:p text:style-name="P7"/>
      <text:p text:style-name="P16"><text:bookmark text:name="_8wwcfize7dhm"/><text:span text:style-name="T9">Try: </text:span><text:span text:style-name="T10">Wizard, priest, angel, emperor, necromancer, rockstar, city, queen, Zeus, house, temple, farm, car, landscape, mountain, river</text:span></text:p>
      <text:p text:style-name="Standard"><draw:rect text:anchor-type="as-char" style:rel-width="100%" draw:z-index="12" draw:style-name="gr1" draw:text-style-name="P18" svg:width="0.0012in" svg:height="0.0213in"><text:p/></draw:rect></text:p>
      <text:p text:style-name="P1"/>
      <text:p text:style-name="Standard"><text:soft-page-break/><text:span text:style-name="T1">Strong feelings or mystical-sounding themes also work great</text:span></text:p>
      <text:p text:style-name="P6"/>
      <text:p text:style-name="Standard"><text:span text:style-name="T9">Try: </text:span><text:span text:style-name="T10">“a sense of awe” “the will to endure” <text:s/>“cognitive resonance” <text:s/>“the shores of infinity”</text:span></text:p>
      <text:p text:style-name="Standard"><text:span text:style-name="T10">“the birth of time” “a desire for knowledge” “the notion of self” </text:span></text:p>
      <text:p text:style-name="P6"/>
      <text:p text:style-name="Standard"><draw:rect text:anchor-type="as-char" style:rel-width="100%" draw:z-index="13" draw:style-name="gr1" draw:text-style-name="P18" svg:width="0.0012in" svg:height="0.0213in"><text:p/></draw:rect></text:p>
      <text:p text:style-name="P1"/>
      <text:p text:style-name="Standard"><text:span text:style-name="T15">Try describing a </text:span><text:span text:style-name="T16">st</text:span><text:span text:style-name="T20">y</text:span><text:span text:style-name="T16">l</text:span><text:span text:style-name="T21">e</text:span></text:p>
      <text:p text:style-name="Standard"><text:span text:style-name="T9">Examples: </text:span><text:span text:style-name="T10">“a cyberpunk wizard” “a surreal landscape” “a psychedelic astronaut” </text:span></text:p>
      <text:p text:style-name="P4"/>
      <text:p text:style-name="Standard"><text:span text:style-name="T9">Try: </text:span><text:span text:style-name="T10">cyberpunk, psychedelic, surreal, vaporwave, alien, solarpunk, modern, ancient, futuristic, retro, realistic, dreamlike, funk art, abstract, pop art, <text:s/>, minimalism, duckpunk</text:span></text:p>
      <text:p text:style-name="P1"/>
      <text:p text:style-name="Standard"><draw:rect text:anchor-type="as-char" style:rel-width="100%" draw:z-index="14" draw:style-name="gr1" draw:text-style-name="P18" svg:width="0.0012in" svg:height="0.0213in"><text:p/></draw:rect></text:p>
      <text:p text:style-name="P1"/>
      <text:p text:style-name="P8"/>
      <text:p text:style-name="P12"><text:span text:style-name="T22">Tips for Text-Prompts</text:span></text:p>
      <text:p text:style-name="P17"><text:bookmark text:name="_hmck40gxrwz2"/><text:span text:style-name="T23">Anything left unsaid may surprise you</text:span></text:p>
      <text:p text:style-name="P13"><text:span text:style-name="T24">You can be as specific or as vague as you want, but anything you leave out will be randomized. Being vague is a great way to get variety, but you may not get what you’re looking for.</text:span></text:p>
      <text:p text:style-name="P13"><text:span text:style-name="T24">Try to be clear about any context or details that are important to you.</text:span></text:p>
      <text:p text:style-name="P17"><text:bookmark text:name="_3f25r52nsni1"/><text:span text:style-name="T23">Try visually well-defined objects</text:span></text:p>
      <text:p text:style-name="P13"><text:span text:style-name="T24">Visually well defined means something with a lot of photos on the internet</text:span></text:p>
      <text:p text:style-name="P13"><text:soft-page-break/><text:span text:style-name="T25">Try:</text:span><text:span text:style-name="T24"> Wizard, priest, angel, emperor, necromancer, rockstar, city, queen, Zeus, house, temple, farm, car, landscape, mountain, river</text:span></text:p>
      <text:p text:style-name="P17"><text:bookmark text:name="_m90oifskce0l"/><text:span text:style-name="T23">Strong feelings or mystical-sounding themes also work great</text:span></text:p>
      <text:p text:style-name="P13"><text:span text:style-name="T25">Try:</text:span><text:span text:style-name="T24"> “a sense of awe” “the will to endure” “cognitive resonance” “the shores of infinity” “the birth of time” “a desire for knowledge” “the notion of self”</text:span></text:p>
      <text:p text:style-name="P17"><text:bookmark text:name="_91b828rtvbgp"/><text:span text:style-name="T23">Try describing a style</text:span></text:p>
      <text:p text:style-name="P13"><text:span text:style-name="T25">Examples:</text:span><text:span text:style-name="T24"> “a cyberpunk wizard” “a surreal landscape” “a psychedelic astronaut”</text:span></text:p>
      <text:p text:style-name="P13"><text:span text:style-name="T25">Try:</text:span><text:span text:style-name="T24"> cyberpunk, psychedelic, surreal, vaporwave, alien, solarpunk, modern, ancient, futuristic, retro, realistic, dreamlike, funk art, abstract, pop art, impressionism, minimalism</text:span></text:p>
      <text:p text:style-name="P17"><text:bookmark text:name="_dr1g7qctciuf"/><text:span text:style-name="T23">Try invoking unique artists to get a unique style</text:span></text:p>
      <text:p text:style-name="P13"><text:span text:style-name="T25">Examples:</text:span><text:span text:style-name="T24"> “Temple by James Gurney” “Father by MC Escher”</text:span></text:p>
      <text:p text:style-name="P13"><text:span text:style-name="T25">Try:</text:span><text:span text:style-name="T24"> Hiroshi Yoshida, Max Ernst, Paul Signac, Salvador Dali, James Gurney, M.C. Escher, Thomas Kinkade, Ivan Aivazovsky, Italo Calvino, Norman Rockwell, Albert Bierstadt, Giorgio de Chirico, Rene Magritte, Ross Tran, Marc Simonetti, , Hilma af Klint, George Inness, Pablo Picasso, William Blake, Wassily Kandinsky, Peter Mohrbacher, Greg Rutkowski, Paul Signac, Steven Belledin, Studio Ghibli</text:span></text:p>
      <text:p text:style-name="P17"><text:bookmark text:name="_xkdv1uuiz4kj"/><text:span text:style-name="T23">Combine names for new styles: “A temple by Greg Rutkowski and Ross Tran”</text:span></text:p>
      <text:p text:style-name="P13"><text:span text:style-name="T24">Try invoking a particular medium</text:span></text:p>
      <text:p text:style-name="P13"><text:span text:style-name="T24">If the style is unspecified, it will lean towards photorealism</text:span></text:p>
      <text:p text:style-name="P13"><text:span text:style-name="T25">Examples:</text:span><text:span text:style-name="T24"> “a watercolor painting of a landscape” “a child's drawing of a home”</text:span></text:p>
      <text:p text:style-name="P13"><text:span text:style-name="T25">Try:</text:span><text:span text:style-name="T24"> painting, drawing, sketch, pencil drawing, w, woodblock print, matte painting, child's drawing, charcoal drawing, an ink drawing, oil on canvas, graffiti, watercolor painting, fresco, stone tablet, cave painting, sculpture, work on paper, needlepoint</text:span></text:p>
      <text:p text:style-name="P17"><text:bookmark text:name="_2c5w8xco14ow"/><text:span text:style-name="T23">Speak in positives. Avoid negatives</text:span></text:p>
      <text:p text:style-name="P13"><text:span text:style-name="T24">Language models often ignore negative words (“not” “but” “except” “without”).</text:span></text:p>
      <text:p text:style-name="P13"><text:span text:style-name="T25">Avoid:</text:span><text:span text:style-name="T24"> “a hat that’s not red” “ </text:span><text:span text:style-name="T25">Try:</text:span><text:span text:style-name="T24"> “a blue hat” </text:span><text:span text:style-name="T25">Avoid:</text:span><text:span text:style-name="T24"> “a person but half robot” </text:span><text:span text:style-name="T25">Try:</text:span><text:span text:style-name="T24"> “half person half robot”</text:span></text:p>
      <text:p text:style-name="P17"><text:bookmark text:name="_wegq3ij4s4vb"/><text:span text:style-name="T23">Specify what you want clearly</text:span></text:p>
      <text:p text:style-name="P13"><text:span text:style-name="T25">Avoid:</text:span><text:span text:style-name="T24"> “monkeys doing business” </text:span><text:span text:style-name="T25">Try:</text:span><text:span text:style-name="T24"> “three monkeys in business suits”</text:span></text:p>
      <text:p text:style-name="P17"><text:bookmark text:name="_7unz6sw6j3d7"/><text:span text:style-name="T23">If you want a specific composition, say so!</text:span></text:p>
      <text:p text:style-name="P13"><text:span text:style-name="T25">Examples:</text:span><text:span text:style-name="T24"> “a portrait of a queen” “an ultrawide shot of a queen” Disco Diffusion v5.1 [w/ Turbo] - Colaboratory</text:span></text:p>
      <text:p text:style-name="P13"><text:soft-page-break/><text:span text:style-name="T25">Try:</text:span><text:span text:style-name="T24"> portrait, headshot, ultrawide shot, extreme closeup, macro shot, an expansive view of</text:span></text:p>
      <text:p text:style-name="P17"><text:bookmark text:name="_bbt5iq4c0j61"/><text:span text:style-name="T23">Too many small details may overwhelm the system:</text:span></text:p>
      <text:p text:style-name="P13"><text:span text:style-name="T25">Avoid:</text:span><text:span text:style-name="T24"> “a monkey on roller skates juggling razor blades in a hurricane”</text:span></text:p>
      <text:p text:style-name="P13"><text:span text:style-name="T25">Try:</text:span><text:span text:style-name="T24"> “a monkey that’s a hurricane of chaos”</text:span></text:p>
      <text:p text:style-name="P17"><text:bookmark text:name="_dc46mqby1rbf"/><text:span text:style-name="T23">Try taking two well defined concepts and combining them in ways no one has seen before</text:span></text:p>
      <text:p text:style-name="P13"><text:span text:style-name="T25">Examples:</text:span><text:span text:style-name="T24"> “cyberpunk shinto priest” “psychedelic astronaut crew” “river of dreams” “temple of stars” “queen of time” “necromancer capitalist”</text:span></text:p>
      <text:p text:style-name="P17"><text:bookmark text:name="_bdznbsotomj6"/><text:span text:style-name="T23">Try to use singular nouns or specific numbers</text:span></text:p>
      <text:p text:style-name="P13"><text:span text:style-name="T24">Vague plural words leave a lot to chance (did you mean 2 wizards or 12 wizards?)</text:span></text:p>
      <text:p text:style-name="P13"><text:span text:style-name="T25">Avoid:</text:span><text:span text:style-name="T24"> “cyberpunk wizards” </text:span><text:span text:style-name="T25">Try:</text:span><text:span text:style-name="T24"> “three cyberpunk wizards” </text:span><text:span text:style-name="T25">Avoid:</text:span><text:span text:style-name="T24"> “psychedelic astronauts” </text:span><text:span text:style-name="T25">Try:</text:span><text:span text:style-name="T24"> “psychedelic astronaut crew” (implies a crew shot)</text:span></text:p>
      <text:p text:style-name="P17"><text:bookmark text:name="_y8euuieeb896"/><text:span text:style-name="T23">Avoid concepts which involve significant extrapolation</text:span></text:p>
      <text:p text:style-name="P13"><text:span text:style-name="T25">Avoid:</text:span><text:span text:style-name="T24"> “an optimistic vision of an augmented reality future” </text:span><text:span text:style-name="T25">Try:</text:span><text:span text:style-name="T24"> “a solarpunk city filled with holograms”</text:span></text:p>
      <text:p text:style-name="P13"><text:span text:style-name="T25">Avoid:</text:span><text:span text:style-name="T24"> “Clothes humans will wear 12,000 years into the future” </text:span><text:span text:style-name="T25">Try:</text:span><text:span text:style-name="T24"> “wildly futuristic clothing with glowing and colorful decoration”</text:span></text:p>
      <text:p text:style-name="P17"><text:bookmark text:name="_36v58bbndeoe"/><text:span text:style-name="T23">Try these fun Ad-Libs</text:span></text:p>
      <text:p text:style-name="P13"><text:span text:style-name="T24">The tree of __________ and __________</text:span></text:p>
      <text:p text:style-name="P13"><text:span text:style-name="T24">The temple of __________ and __________</text:span></text:p>
      <text:p text:style-name="P13"><text:span text:style-name="T24">The gateway to __________ and _________</text:span></text:p>
      <text:p text:style-name="P13"><text:span text:style-name="T24">The angel of _____ and _______</text:span></text:p>
      <text:p text:style-name="P13"><text:span text:style-name="T24">The emperor/empress of __________</text:span></text:p>
      <text:p text:style-name="P13"><text:span text:style-name="T24">__________ in the style of a 70s science fiction novel cover</text:span></text:p>
      <text:p text:style-name="P13"><text:span text:style-name="T24">__________ in the style of a metal album cover</text:span></text:p>
      <text:p text:style-name="P13"><text:span text:style-name="T24">__________ in the style of cyberpunk noir art deco</text:span></text:p>
      <text:p text:style-name="P13"><text:soft-page-break/><text:span text:style-name="T24">__________ in the style of glitch art</text:span></text:p>
      <text:p text:style-name="P13"><text:span text:style-name="T24">a biblical fantasy illustration of ______</text:span></text:p>
      <text:p text:style-name="P13"><text:span text:style-name="T24">an ancient chinese painting of ______</text:span></text:p>
      <text:p text:style-name="P14"/>
      <text:p text:style-name="P14"/>
      <text:p text:style-name="P9"/>
      <text:p text:style-name="P8"/>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fo:font-size="16pt" style:text-underline-style="solid" style:text-underline-width="auto" style:text-underline-color="font-color"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1" meta:paragraph-count="126" meta:word-count="1297" meta:character-count="8370" meta:non-whitespace-character-count="7154"/>
    <meta:generator>LibreOfficeDev/6.0.5.2$Linux_X86_64 LibreOffice_project/</meta:generator>
  </office:meta>
</office:document-meta>
</file>